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2303in" svg:height="6.902in" svg:x="2.9484in" svg:y="0.0941in">
            <draw:object draw:notify-on-update-of-ranges="Sheet1.A1:Sheet1.A8 Sheet1.B1:Sheet1.B8 Sheet1.C1:Sheet1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0" calcext:value-type="float">
            <text:p>177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15" calcext:value-type="float">
            <text:p>2415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0" calcext:value-type="float">
            <text:p>3160</text:p>
          </table:table-cell>
          <table:table-cell office:value-type="float" office:value="1667" calcext:value-type="float">
            <text:p>1667</text:p>
          </table:table-cell>
        </table:table-row>
      </table:table>
      <table:named-expressions/>
      <table:database-ranges>
        <table:database-range table:name="__Anonymous_Sheet_DB__0" table:target-range-address="Sheet1.A1:Sheet1.B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0:25:14.156179515</meta:creation-date>
    <dc:date>2025-01-17T10:59:31.848066533</dc:date>
    <meta:editing-duration>PT10M25S</meta:editing-duration>
    <meta:editing-cycles>1</meta:editing-cycles>
    <meta:document-statistic meta:table-count="1" meta:cell-count="24" meta:object-count="1"/>
    <meta:generator>LibreOffice/24.2.5.2$Linux_X86_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tru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true" chart:data-label-symbol="false" chart:data-label-series="false" chart:label-position="top">
        <chart:label-separator>
          <text:p>, </text:p>
        </chart:label-separator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true" chart:data-label-symbol="false" chart:data-label-series="false" chart:label-position="top">
        <chart:label-separator>
          <text:p>, </text:p>
        </chart:label-separator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diamond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26cm" svg:height="17.532cm" xlink:href=".." xlink:type="simple" chart:class="chart:line" chart:style-name="ch1">
        <chart:legend chart:legend-position="end" svg:x="25.674cm" svg:y="8.218cm" style:legend-expansion="high" chart:style-name="ch2"/>
        <chart:plot-area chart:style-name="ch3" table:cell-range-address="Sheet1.A1:Sheet1.C8" chart:data-source-has-labels="column" svg:x="1.493cm" svg:y="0.744cm" svg:width="21.379cm" svg:height="16.03cm">
          <chart:coordinate-region svg:x="2.485cm" svg:y="0.943cm" svg:width="20.2cm" svg:height="15.184cm"/>
          <chart:axis chart:dimension="x" chart:name="primary-x" chart:style-name="ch4" chartooo:axis-type="auto">
            <chartooo:date-scale/>
            <chart:categories table:cell-range-address="Sheet1.A1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8" chart:class="chart:line">
            <chart:data-point chart:repeated="8"/>
          </chart:series>
          <chart:series chart:style-name="ch7" chart:values-cell-range-address="Sheet1.C1:Sheet1.C8" chart:class="chart:line">
            <chart:data-point chart:repeated="6"/>
            <chart:data-point chart:style-name="ch8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:Sheet1.A8</svg:desc>
                </draw:g>
              </table:table-cell>
              <table:table-cell office:value-type="float" office:value="45">
                <text:p>45</text:p>
                <draw:g>
                  <svg:desc>Sheet1.B1:Sheet1.B8</svg:desc>
                </draw:g>
              </table:table-cell>
              <table:table-cell office:value-type="float" office:value="15">
                <text:p>15</text:p>
                <draw:g>
                  <svg:desc>Sheet1.C1:Sheet1.C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770">
                <text:p>177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15">
                <text:p>2415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160">
                <text:p>3160</text:p>
              </table:table-cell>
              <table:table-cell office:value-type="float" office:value="1667">
                <text:p>1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